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50d" officeooo:paragraph-rsid="000b450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NAMES GROUP 5</text:p>
      <text:p text:style-name="P1"/>
      <text:p text:style-name="P1"/>
      <text:p text:style-name="P1"><draw:frame draw:style-name="fr1" draw:name="Object1" text:anchor-type="paragraph" svg:width="5.2083in" svg:height="0.833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9:16:41.831928155</meta:creation-date>
    <dc:date>2018-07-31T19:17:19.949041469</dc:date>
    <meta:editing-duration>PT38S</meta:editing-duration>
    <meta:editing-cycles>1</meta:editing-cycles>
    <meta:document-statistic meta:table-count="0" meta:image-count="0" meta:object-count="1" meta:page-count="1" meta:paragraph-count="1" meta:word-count="4" meta:character-count="19" meta:non-whitespace-character-count="1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207.01pt"/>
    </style:style>
    <style:style style:name="co4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ntation sche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98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G-5</text:p>
          </table:table-cell>
          <table:table-cell table:style-name="ce2" office:value-type="string" calcext:value-type="string">
            <text:p>GYAGENDA ARAFATI</text:p>
          </table:table-cell>
          <table:table-cell table:style-name="ce2" office:value-type="string" calcext:value-type="string">
            <text:p>17/u/4117/EVE</text:p>
          </table:table-cell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KANYIKE RONALD</text:p>
          </table:table-cell>
          <table:table-cell table:style-name="ce2" office:value-type="string" calcext:value-type="string">
            <text:p>17/u/4642/PS</text:p>
          </table:table-cell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KAAYA MARVIN</text:p>
          </table:table-cell>
          <table:table-cell table:style-name="ce2" office:value-type="string" calcext:value-type="string">
            <text:p>17/U/4253/EVE</text:p>
          </table:table-cell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LUBWAMA ISAAC</text:p>
          </table:table-cell>
          <table:table-cell table:style-name="ce2" office:value-type="string" calcext:value-type="string">
            <text:p>17/U/5739/P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9:17:00.167363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